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ro18" style:family="table-row">
      <style:table-row-properties style:row-height="1.685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184cm" fo:break-before="auto" style:use-optimal-row-height="false"/>
    </style:style>
    <style:style style:name="ro21" style:family="table-row">
      <style:table-row-properties style:row-height="1.21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1.526cm" fo:break-before="auto" style:use-optimal-row-height="false"/>
    </style:style>
    <style:style style:name="ro25" style:family="table-row">
      <style:table-row-properties style:row-height="1.369cm" fo:break-before="auto" style:use-optimal-row-height="false"/>
    </style:style>
    <style:style style:name="ro26" style:family="table-row">
      <style:table-row-properties style:row-height="1.342cm" fo:break-before="auto" style:use-optimal-row-height="false"/>
    </style:style>
    <style:style style:name="ro27" style:family="table-row">
      <style:table-row-properties style:row-height="1.737cm" fo:break-before="auto" style:use-optimal-row-height="false"/>
    </style:style>
    <style:style style:name="ro28" style:family="table-row">
      <style:table-row-properties style:row-height="1.053cm" fo:break-before="auto" style:use-optimal-row-height="false"/>
    </style:style>
    <style:style style:name="ro29" style:family="table-row">
      <style:table-row-properties style:row-height="1.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 code </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 codice, linguaggio, programma </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 code, langue </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 código, idoma, programa </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código, lingua, programa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 kod, språk</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 koodi </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code, taal, programma </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 program </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code, sprache, programm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codic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code, langue, programme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 código, lingua, programa </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 kod, språk, program </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koodi, ohjelmointi, kieli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 code, taal, programma </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1">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 code, program</text:p>
          </table:table-cell>
          <table:table-cell office:value-type="string" calcext:value-type="string">
            <text:p>musical, note, scale </text:p>
          </table:table-cell>
          <table:table-cell table:number-columns-repeated="1020"/>
        </table:table-row>
        <table:table-row table:style-name="ro6">
          <table:table-cell office:value-type="string" calcext:value-type="string">
            <text:p>Deutsch</text:p>
          </table:table-cell>
          <table:table-cell office:value-type="string" calcext:value-type="string">
            <text:p>C#</text:p>
          </table:table-cell>
          <table:table-cell office:value-type="string" calcext:value-type="string">
            <text:p>code, Sprache, Programm </text:p>
          </table:table-cell>
          <table:table-cell table:number-columns-repeated="1021"/>
        </table:table-row>
        <table:table-row table:style-name="ro6">
          <table:table-cell office:value-type="string" calcext:value-type="string">
            <text:p>Italian</text:p>
          </table:table-cell>
          <table:table-cell office:value-type="string" calcext:value-type="string">
            <text:p>C#</text:p>
          </table:table-cell>
          <table:table-cell office:value-type="string" calcext:value-type="string">
            <text:p>codice, programma, linguaggio</text:p>
          </table:table-cell>
          <table:table-cell table:number-columns-repeated="1021"/>
        </table:table-row>
        <table:table-row table:style-name="ro6">
          <table:table-cell office:value-type="string" calcext:value-type="string">
            <text:p>French </text:p>
          </table:table-cell>
          <table:table-cell office:value-type="string" calcext:value-type="string">
            <text:p>C#</text:p>
          </table:table-cell>
          <table:table-cell office:value-type="string" calcext:value-type="string">
            <text:p>code, programme, langue </text:p>
          </table:table-cell>
          <table:table-cell table:number-columns-repeated="1021"/>
        </table:table-row>
        <table:table-row table:style-name="ro6">
          <table:table-cell office:value-type="string" calcext:value-type="string">
            <text:p>Spanish</text:p>
          </table:table-cell>
          <table:table-cell office:value-type="string" calcext:value-type="string">
            <text:p>C#</text:p>
          </table:table-cell>
          <table:table-cell office:value-type="string" calcext:value-type="string">
            <text:p>código, idoma, programa </text:p>
          </table:table-cell>
          <table:table-cell table:number-columns-repeated="1021"/>
        </table:table-row>
        <table:table-row table:style-name="ro6">
          <table:table-cell office:value-type="string" calcext:value-type="string">
            <text:p>Portoguese</text:p>
          </table:table-cell>
          <table:table-cell office:value-type="string" calcext:value-type="string">
            <text:p>C#</text:p>
          </table:table-cell>
          <table:table-cell office:value-type="string" calcext:value-type="string">
            <text:p>programa, código, língua <text:s/></text:p>
          </table:table-cell>
          <table:table-cell table:number-columns-repeated="1021"/>
        </table:table-row>
        <table:table-row table:style-name="ro6">
          <table:table-cell office:value-type="string" calcext:value-type="string">
            <text:p>Swedish </text:p>
          </table:table-cell>
          <table:table-cell office:value-type="string" calcext:value-type="string">
            <text:p>C#</text:p>
          </table:table-cell>
          <table:table-cell office:value-type="string" calcext:value-type="string">
            <text:p>språk, kod, program </text:p>
          </table:table-cell>
          <table:table-cell table:number-columns-repeated="1021"/>
        </table:table-row>
        <table:table-row table:style-name="ro6">
          <table:table-cell office:value-type="string" calcext:value-type="string">
            <text:p>Finnish</text:p>
          </table:table-cell>
          <table:table-cell office:value-type="string" calcext:value-type="string">
            <text:p>C#</text:p>
          </table:table-cell>
          <table:table-cell office:value-type="string" calcext:value-type="string">
            <text:p>kieli, ohjelmointi, koodi </text:p>
          </table:table-cell>
          <table:table-cell table:number-columns-repeated="1021"/>
        </table:table-row>
        <table:table-row table:style-name="ro6">
          <table:table-cell office:value-type="string" calcext:value-type="string">
            <text:p>Dutch</text:p>
          </table:table-cell>
          <table:table-cell office:value-type="string" calcext:value-type="string">
            <text:p>C#</text:p>
          </table:table-cell>
          <table:table-cell office:value-type="string" calcext:value-type="string">
            <text:p>Code, taal, programma </text:p>
          </table:table-cell>
          <table:table-cell table:number-columns-repeated="1021"/>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code, program </text:p>
          </table:table-cell>
          <table:table-cell table:number-columns-repeated="1021"/>
        </table:table-row>
        <table:table-row table:style-name="ro6">
          <table:table-cell office:value-type="string" calcext:value-type="string">
            <text:p>Deutsch</text:p>
          </table:table-cell>
          <table:table-cell office:value-type="string" calcext:value-type="string">
            <text:p>Cobol</text:p>
          </table:table-cell>
          <table:table-cell office:value-type="string" calcext:value-type="string">
            <text:p>code, Sprache, Programm </text:p>
          </table:table-cell>
          <table:table-cell table:number-columns-repeated="1021"/>
        </table:table-row>
        <table:table-row table:style-name="ro6">
          <table:table-cell office:value-type="string" calcext:value-type="string">
            <text:p>Italian</text:p>
          </table:table-cell>
          <table:table-cell office:value-type="string" calcext:value-type="string">
            <text:p>Cobol</text:p>
          </table:table-cell>
          <table:table-cell office:value-type="string" calcext:value-type="string">
            <text:p>codice, linguaggio, programma </text:p>
          </table:table-cell>
          <table:table-cell table:number-columns-repeated="1021"/>
        </table:table-row>
        <table:table-row table:style-name="ro6">
          <table:table-cell office:value-type="string" calcext:value-type="string">
            <text:p>French </text:p>
          </table:table-cell>
          <table:table-cell office:value-type="string" calcext:value-type="string">
            <text:p>Cobol</text:p>
          </table:table-cell>
          <table:table-cell office:value-type="string" calcext:value-type="string">
            <text:p>code, programme, langue </text:p>
          </table:table-cell>
          <table:table-cell table:number-columns-repeated="1021"/>
        </table:table-row>
        <table:table-row table:style-name="ro6">
          <table:table-cell office:value-type="string" calcext:value-type="string">
            <text:p>Spanish</text:p>
          </table:table-cell>
          <table:table-cell office:value-type="string" calcext:value-type="string">
            <text:p>Cobol</text:p>
          </table:table-cell>
          <table:table-cell office:value-type="string" calcext:value-type="string">
            <text:p>código, idoma, programa </text:p>
          </table:table-cell>
          <table:table-cell table:number-columns-repeated="1021"/>
        </table:table-row>
        <table:table-row table:style-name="ro6">
          <table:table-cell office:value-type="string" calcext:value-type="string">
            <text:p>Portoguese</text:p>
          </table:table-cell>
          <table:table-cell office:value-type="string" calcext:value-type="string">
            <text:p>Cobol</text:p>
          </table:table-cell>
          <table:table-cell office:value-type="string" calcext:value-type="string">
            <text:p>programa, código, língua <text:s/></text:p>
          </table:table-cell>
          <table:table-cell table:number-columns-repeated="1021"/>
        </table:table-row>
        <table:table-row table:style-name="ro6">
          <table:table-cell office:value-type="string" calcext:value-type="string">
            <text:p>Swedish</text:p>
          </table:table-cell>
          <table:table-cell office:value-type="string" calcext:value-type="string">
            <text:p>Cobol</text:p>
          </table:table-cell>
          <table:table-cell office:value-type="string" calcext:value-type="string">
            <text:p>språk, kod, program </text:p>
          </table:table-cell>
          <table:table-cell table:number-columns-repeated="1021"/>
        </table:table-row>
        <table:table-row table:style-name="ro6">
          <table:table-cell office:value-type="string" calcext:value-type="string">
            <text:p>Finnish</text:p>
          </table:table-cell>
          <table:table-cell office:value-type="string" calcext:value-type="string">
            <text:p>Cobol</text:p>
          </table:table-cell>
          <table:table-cell office:value-type="string" calcext:value-type="string">
            <text:p>kieli, ohjelmointi, koodi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code, taal, programma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 code, program </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 code, sprache, programm </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codice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code, langue, programme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código, programa, idoma</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 código, programa, lingua </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 kod, språk, program </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koodi, kieli, ohjelmoint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 code, taal, programma </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language, program</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 code, sprache, programm </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18">
          <table:table-cell office:value-type="string" calcext:value-type="string">
            <text:p>Italian</text:p>
          </table:table-cell>
          <table:table-cell office:value-type="string" calcext:value-type="string">
            <text:p>C</text:p>
          </table:table-cell>
          <table:table-cell office:value-type="string" calcext:value-type="string">
            <text:p>variabile, lunghezza, linguaggio, programmazione, file, estensione, partizione, sistemi, operativi, microsoft, informatica, valore, cifra, esadecimale, codice, programma </text:p>
          </table:table-cell>
          <table:table-cell office:value-type="string" calcext:value-type="string">
            <text:p>vitamina, codifica, aminoacidi, ordinari, cisteina, acidi, nucleici, citosina, carbonio, nocivo, chimico, copyright, cerchio, capacità, elettrica, costa, ala, coulomb, carica, celsius, velocità, luce, ipotenusa, triangolo, rettangolo, teorema, pittagora, alimentazione, biochimica, chimica, editoria, elettrotecnica, entomologia, fisica, geometria, dodici, base, complessi, coefficiente, binominale, metrologia, nota, do, paesi, lingua, inglese, tedesca, latino, tempo, prefisso, si, romani, prenomen, caio, gaio, pedologia, orrizonte, genetico, evoluzione, strati, roccia, noduli, elementi, titanio, magnese, ferro, alluminio, sport, baseball, catcher, calcio, campionato, c1, c2, capitano, braccio, colori, pallacanestro, football, americano, centro, center, giocatore, trasporti, sigla, automobilistica, internazionale, cuba, targa, chemnitz, germania, Chișinău, moldavia, La Coruña/A Coruña, spagna, sofia, bulgaria, lettere, dizionario </text:p>
          </table:table-cell>
          <table:table-cell table:number-columns-repeated="1020"/>
        </table:table-row>
        <table:table-row table:style-name="ro13">
          <table:table-cell office:value-type="string" calcext:value-type="string">
            <text:p>French </text:p>
          </table:table-cell>
          <table:table-cell office:value-type="string" calcext:value-type="string">
            <text:p>C</text:p>
          </table:table-cell>
          <table:table-cell office:value-type="string" calcext:value-type="string">
            <text:p>langage, programmation, éléments, classe, fonctions, Windows, code, programme, langue </text:p>
          </table:table-cell>
          <table:table-cell office:value-type="string" calcext:value-type="string">
            <text:p>lettre, alphabet, cyrillique, consonne, latin, chiffre, romain, Arts, culture, poème, Louis Aragon, musique, Francis Poulenc, note, do, anglo-saxon, série, animation, japonaise, Sciences, Unités, Biologie, préfixe, système, international, tasse, demiard, coulomb, degré Celsius, cytosine, cystéine, chaîne, polypeptidique, vitamine, complexes, France, Mathématiques, Physique, Chimie, carbone, chimique, vitesse, lumière, molaire, condensateur, circuit, électronique, Divers, CEFRIO, automobile, Mercedes-Benz, feuille, papier, internationaux, formats, copyright, ystème, d'exploitation, Mansfield Smith-Cumming, directeur </text:p>
          </table:table-cell>
          <table:table-cell table:number-columns-repeated="1020"/>
        </table:table-row>
        <table:table-row table:style-name="ro19">
          <table:table-cell office:value-type="string" calcext:value-type="string">
            <text:p>Spanish</text:p>
          </table:table-cell>
          <table:table-cell office:value-type="string" calcext:value-type="string">
            <text:p>C</text:p>
          </table:table-cell>
          <table:table-cell office:value-type="string" calcext:value-type="string">
            <text:p>informática, lenguajes, programación, valor, decimal, hexadecimal, elementos, código, idoma, programa </text:p>
          </table:table-cell>
          <table:table-cell office:value-type="string" calcext:value-type="string">
            <text:p>alfabeto, latino, derecho, derechos, autor, copyleft, física, prefijo, grado, Celsius, velocidad, luz, electromagnéticas, palabra, Maxwell, capacidad, condensador, eléctrico, culombio, carga, Sistema, Internacional, Unidades, Buenos Aires, código, ciudad, geografía, matemáticas, numeración, romana, medios, transporte, metro, Nueva York, llamadas, linea, música, nota, musical, americano, alemán, química, bioquímica, átomo, carbono, periódica, tabla, vitamina, hidrosoluble, aminoácido, cisteína, citosina, genética, nucleótido, telecomunicaciones, Canal, español, televisión, urbanismo, Avenida Suba de Bogotá, letra </text:p>
          </table:table-cell>
          <table:table-cell table:number-columns-repeated="1020"/>
        </table:table-row>
        <table:table-row table:style-name="ro9">
          <table:table-cell office:value-type="string" calcext:value-type="string">
            <text:p>Portoguese</text:p>
          </table:table-cell>
          <table:table-cell office:value-type="string" calcext:value-type="string">
            <text:p>C</text:p>
          </table:table-cell>
          <table:table-cell office:value-type="string" calcext:value-type="string">
            <text:p>linguagem, programação, elemento, Sistema, hexadecimal, decimal, código, lingua, programa </text:p>
          </table:table-cell>
          <table:table-cell office:value-type="string" calcext:value-type="string">
            <text:p>letra, alfabeto, latino, Carbono, químico, Celsius, unidade, medida, temperatura, Coulomb, carga, elétrica, Internacional, Unidades, velocidade, luz, direitos, autorais, Caetano Veloso, anime, numeração, romana, grego </text:p>
          </table:table-cell>
          <table:table-cell table:number-columns-repeated="1020"/>
        </table:table-row>
        <table:table-row table:style-name="ro20">
          <table:table-cell office:value-type="string" calcext:value-type="string">
            <text:p>Swedish</text:p>
          </table:table-cell>
          <table:table-cell office:value-type="string" calcext:value-type="string">
            <text:p>C</text:p>
          </table:table-cell>
          <table:table-cell office:value-type="string" calcext:value-type="string">
            <text:p>Programspråket, hexadecimala, språk, kod, program </text:p>
          </table:table-cell>
          <table:table-cell office:value-type="string" calcext:value-type="string">
            <text:p>bokstaven, latinska alfabetet, kyrilliska, alfabetet, Länsbokstaven, coulomb, <text:s/>elektrisk, laddning, fysik, kapacitans, frekvensen, hertz, kol, Kemiskt, tecken, periodiska, systemet, bibliotekens, religion, matematiken, romerska, talsystemet, nationalitetsbeteckning, motorfordon, Kuba, finländska, marinen, klass, torpedbåtar, politiska, partiet, Centern, Finland, typ, ljusets, hastighet, reella, talen, kontinuum, kardinaltalet, myntsorter, kemi, beteckning </text:p>
          </table:table-cell>
          <table:table-cell table:number-columns-repeated="1020"/>
        </table:table-row>
        <table:table-row table:style-name="ro20">
          <table:table-cell office:value-type="string" calcext:value-type="string">
            <text:p>Finnish</text:p>
          </table:table-cell>
          <table:table-cell office:value-type="string" calcext:value-type="string">
            <text:p>C</text:p>
          </table:table-cell>
          <table:table-cell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element, informatica, programmeertaal, hexadecimale, voorwerp, klasse, code, taal, programma </text:p>
          </table:table-cell>
          <table:table-cell office:value-type="string" calcext:value-type="string">
            <text:p>Latijnse, alfabet, letter, biologie, aminozuur, cysteïne, vitamine, ascorbinezuur, <text:span text:style-name="T1">scheikunde, materiaalkunde, chemisch, koolstof, kool, diamant, grafiet, economie, banken, financiële, instellingen, monetair, muziek, toon, harmonieleer, toonsoort, kleurcodering, Nederlandse, bibliotheek, natuurkunde, coulomb, elektrische, lading, natuurwetenschappen, warmtecapaciteit, soortelijke, warmte, stof, Celsius, temperatuur, lichtsnelheid, Einsteins, wiskunde, Romeins, cijfer, motorvoertuigen, cuba, landcode, Nederlandse, omroep, Abraham Crijnssen, mijnenveger, copyrightteken, cupmaat, beha </text:span></text:p>
          </table:table-cell>
          <table:table-cell table:number-columns-repeated="1020"/>
        </table:table-row>
        <table:table-row table:style-name="ro21">
          <table:table-cell office:value-type="string" calcext:value-type="string">
            <text:p>English</text:p>
          </table:table-cell>
          <table:table-cell office:value-type="string" calcext:value-type="string">
            <text:p>C++</text:p>
          </table:table-cell>
          <table:table-cell table:style-name="ce3" office:value-type="string" calcext:value-type="string">
            <text:p>language, code, program </text:p>
          </table:table-cell>
          <table:table-cell table:number-columns-repeated="1021"/>
        </table:table-row>
        <table:table-row table:style-name="ro21">
          <table:table-cell office:value-type="string" calcext:value-type="string">
            <text:p>Deutsch</text:p>
          </table:table-cell>
          <table:table-cell office:value-type="string" calcext:value-type="string">
            <text:p>C++</text:p>
          </table:table-cell>
          <table:table-cell table:style-name="ce3" office:value-type="string" calcext:value-type="string">
            <text:p>code, Sprache, Programm </text:p>
          </table:table-cell>
          <table:table-cell table:number-columns-repeated="1021"/>
        </table:table-row>
        <table:table-row table:style-name="ro21">
          <table:table-cell office:value-type="string" calcext:value-type="string">
            <text:p>Italian</text:p>
          </table:table-cell>
          <table:table-cell office:value-type="string" calcext:value-type="string">
            <text:p>C++</text:p>
          </table:table-cell>
          <table:table-cell table:style-name="ce3" office:value-type="string" calcext:value-type="string">
            <text:p>linguaggio, codice, programma</text:p>
          </table:table-cell>
          <table:table-cell table:number-columns-repeated="1021"/>
        </table:table-row>
        <table:table-row table:style-name="ro21">
          <table:table-cell office:value-type="string" calcext:value-type="string">
            <text:p>French </text:p>
          </table:table-cell>
          <table:table-cell office:value-type="string" calcext:value-type="string">
            <text:p>C++</text:p>
          </table:table-cell>
          <table:table-cell table:style-name="ce3" office:value-type="string" calcext:value-type="string">
            <text:p>programme, code, langue </text:p>
          </table:table-cell>
          <table:table-cell table:number-columns-repeated="1021"/>
        </table:table-row>
        <table:table-row table:style-name="ro21">
          <table:table-cell office:value-type="string" calcext:value-type="string">
            <text:p>Spanish</text:p>
          </table:table-cell>
          <table:table-cell office:value-type="string" calcext:value-type="string">
            <text:p>C++</text:p>
          </table:table-cell>
          <table:table-cell table:style-name="ce3" office:value-type="string" calcext:value-type="string">
            <text:p>código, programa, idioma </text:p>
          </table:table-cell>
          <table:table-cell table:number-columns-repeated="1021"/>
        </table:table-row>
        <table:table-row table:style-name="ro21">
          <table:table-cell office:value-type="string" calcext:value-type="string">
            <text:p>Portoguese</text:p>
          </table:table-cell>
          <table:table-cell office:value-type="string" calcext:value-type="string">
            <text:p>C++</text:p>
          </table:table-cell>
          <table:table-cell table:style-name="ce3" office:value-type="string" calcext:value-type="string">
            <text:p>programa, código, língua <text:s/></text:p>
          </table:table-cell>
          <table:table-cell table:number-columns-repeated="1021"/>
        </table:table-row>
        <table:table-row table:style-name="ro21">
          <table:table-cell office:value-type="string" calcext:value-type="string">
            <text:p>Swedish</text:p>
          </table:table-cell>
          <table:table-cell office:value-type="string" calcext:value-type="string">
            <text:p>C++</text:p>
          </table:table-cell>
          <table:table-cell table:style-name="ce3" office:value-type="string" calcext:value-type="string">
            <text:p>kod, program, språk</text:p>
          </table:table-cell>
          <table:table-cell table:number-columns-repeated="1021"/>
        </table:table-row>
        <table:table-row table:style-name="ro21">
          <table:table-cell office:value-type="string" calcext:value-type="string">
            <text:p>Finnish</text:p>
          </table:table-cell>
          <table:table-cell office:value-type="string" calcext:value-type="string">
            <text:p>C++</text:p>
          </table:table-cell>
          <table:table-cell table:style-name="ce3"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taal, programma, code</text:p>
          </table:table-cell>
          <table:table-cell table:number-columns-repeated="1021"/>
        </table:table-row>
        <table:table-row table:style-name="ro22">
          <table:table-cell office:value-type="string" calcext:value-type="string">
            <text:p>English</text:p>
          </table:table-cell>
          <table:table-cell office:value-type="string" calcext:value-type="string">
            <text:p>Ruby</text:p>
          </table:table-cell>
          <table:table-cell office:value-type="string" calcext:value-type="string">
            <text:p>Network, program, hardware, language, programming, Visual Basic, development, name, reference, implementation, code, program, language </text:p>
          </table:table-cell>
          <table:table-cell office:value-type="string" calcext:value-type="string">
            <text:p>Alaska, arizona, copiah country, Mississippi, Leflore County, Nebraska, South Carolina, Virginia, Okanogan County, Washington, Benton County, town, Wisconsin, United States Virgin Islands, Beach, Canyon, Colorado-Utah, Creek, waterfall, underground, Mountain, Tennessee, British Columbia, Canada, Dome, Mountains, Ridge, Idaho, Valley, Nevada, Locations, Characters, Jewelpet, Pokémon, Supernatural, land, time, Louisa Lytton, Ruby Allen, Ruby Buckton, Ruby Crescent, Ruby Thewes, novel, Charles Frazier, film, Ruby Trollman, ATI, Technologies, Ruby Dennis, protagonist, Dear Mr., Wonderful, rabbit, series, radio, drama, Ruby Rose, Steven Universe, Films, horror, Jack Ruby, video, game, Television, Arab, dramatic, Ruby Gallagher, Family, TV, Literature, V. C. Andrews, Music, Albums, song, Angry, Mel Tillis, Ruby Gentry, Ray Charles, Kristin Hersh, Sunny Border Blue, Djin, Artists, labels, band, romantics, american, group, records, Tom Fogerty, english, king, surname, people, actress, pornographic, singer, French, car, manufacturer, cars, typography, British English, color, mango, elephant, Anglo-American, bunker-buster, bombs, city, ghost, Silvio Berlusconi, sex, scandal, Rubygate, pistol, logographic, rocket </text:p>
          </table:table-cell>
          <table:table-cell table:number-columns-repeated="1020"/>
        </table:table-row>
        <table:table-row table:style-name="ro23">
          <table:table-cell office:value-type="string" calcext:value-type="string">
            <text:p>Deutsch</text:p>
          </table:table-cell>
          <table:table-cell office:value-type="string" calcext:value-type="string">
            <text:p>Ruby</text:p>
          </table:table-cell>
          <table:table-cell office:value-type="string" calcext:value-type="string">
            <text:p>Vornamen, Programmiersprache, code, sprache, Web-Framework, Sprache, Programm </text:p>
          </table:table-cell>
          <table:table-cell table:style-name="ce4" office:value-type="string" calcext:value-type="string">
            <text:p>englische, Familiennamen, französische,  Automarke, Motorenmarke, Godefroy, Levêque, US-amerikanischen, Spielfilms,  Jack Ruby, Ruby Annotation, Ruby Cabernet, Ruby-Affäre, Skandal, italienischen, Premierminister, Silvio Berlusconi, Portwein-Art, Asteroid, Arizona, Colorado, Geisterstadt, Idaho, louisiana, michigan, mississippi, montana, nebraska, new york, south carolina, virginia, washington, Wisconsin, Chippewa County, Ruby City, North Carolina, Ruby Corner, Ruby Falls, Tennessee, Ruby Junction, Minnesota, Ruby Valley, Nevada </text:p>
            <text:p/>
          </table:table-cell>
          <table:table-cell table:number-columns-repeated="1020"/>
        </table:table-row>
        <table:table-row table:style-name="ro17">
          <table:table-cell office:value-type="string" calcext:value-type="string">
            <text:p>Italian </text:p>
          </table:table-cell>
          <table:table-cell office:value-type="string" calcext:value-type="string">
            <text:p>Ruby </text:p>
          </table:table-cell>
          <table:table-cell office:value-type="string" calcext:value-type="string">
            <text:p>scripting, linguaggio, codice, programma, Informatica, nome </text:p>
          </table:table-cell>
          <table:table-cell office:value-type="string" calcext:value-type="string">
            <text:p>Curtis Harrington, film, terzo, uomo, Dallas, John Mackenzie, romanzo, Virginia Andrews, album, Tom Fogerty, Kaiser Chiefs, Musica, Letteratura, Cinema, Yours Truly, Angry Mob, inglese, persona, italiano, femminile, Rubina, personaggio, animazione, disney, Lilli, vagabondo, cucciolo, ribelle, serie, animata, Max, ricerca, Valle, Incantata, televisiva, Supernatural, vita, secondo, Jim, regno, Ga'Hoole, letteraria, franchise, Jewelpet, radiofonica, Galactic, Gumshoe, Pokémon, Adventures, manga, procedimento, giudiziario, caso, Silvio Berlusconi, carico, città, Census, Area, Yukon-Koyukuk, Alaska, Contea, Chesterfield, Carolina del Sud, Contea, Chippewa, Wisconsin </text:p>
          </table:table-cell>
          <table:table-cell table:number-columns-repeated="1020"/>
        </table:table-row>
        <table:table-row table:style-name="ro24">
          <table:table-cell office:value-type="string" calcext:value-type="string">
            <text:p>French </text:p>
          </table:table-cell>
          <table:table-cell office:value-type="string" calcext:value-type="string">
            <text:p>Ruby</text:p>
          </table:table-cell>
          <table:table-cell office:value-type="string" calcext:value-type="string">
            <text:p>Informatique, langage, programmation, applications, programme, code, langue </text:p>
          </table:table-cell>
          <table:table-cell office:value-type="string" calcext:value-type="string">
            <text:p>Patronyme, Clayton Ruby, avocat, canadien, Harry Ruby, compositeur, scénariste, américain, Jack Ruby, assassin, Lee Harvey Oswald, John Fitzgerald Kennedy, Karine Ruby, snowboardeuse, française, Lloyd Ruby, pilote, automobile, américain, Marcel Ruby, historien, homme, politique, résistant, français, Pechon de Ruby, pseudonyme, auteur, Vie, généreuse, Mercelots, Gueux, Bohémiens, Pierre Ruby, cycliste, français, Sébastien Ruby, général, brigade, Prénom, Ruby M. Ayres, écrivaine, scénariste, britannique, Ruby Braff, trompettiste, jazz, Ruby Bridges, première, enfant, afro-américaine, école, blanche, Louisiane, Ruby Dee, actrice, américaine, Ruby Dhalla, femme, canadienne, Ruby Keeler, actrice, Ruby Lafayette, américaine, Ruby Mayer, Ruby Myers, Sulochana, indienne, Ruby Wax, Ruby Rubacuori, Karima El Mahroug, prostituée, marocaine, Silvio Berlusconi, courant, origine, scandale, Rubygate, pornographique, coloriste, dessinée, Toponyme, Alaska, ville, chaîne Ruby, montagnes, Grand Bassin, nevada, Musique, groupe, Lesley Rankine, chanson, Kaiser Chiefs, Ruby Tuesday, Rolling Stones, album, duo, Sirsy, Cinéma, film, Curtis Harrington, Piper Laurie, Stuart Whitman, John Mackenzie, Danny Aiello, Sherilyn Fenn, Ruby-Spears Productions, société, production, spécialisée, animation, Supernatural, télévisée, série, personnage, Divers, annotation, Asie, pistolet, espagnol, firme, Llama, belge, arme, Première, Guerre, mondiale, Ruby Princess, navire, croisière, ruby cabernet, cépage, noirs, bateau, l'île, Saint-Jean, </text:p>
          </table:table-cell>
          <table:table-cell table:number-columns-repeated="1020"/>
        </table:table-row>
        <table:table-row table:style-name="ro25">
          <table:table-cell office:value-type="string" calcext:value-type="string">
            <text:p>Spanish</text:p>
          </table:table-cell>
          <table:table-cell office:value-type="string" calcext:value-type="string">
            <text:p>Ruby</text:p>
          </table:table-cell>
          <table:table-cell office:value-type="string" calcext:value-type="string">
            <text:p>código, programa, idioma </text:p>
          </table:table-cell>
          <table:table-cell office:value-type="string" calcext:value-type="string">
            <text:p>piedra, preciosa, chino, japonés, Localizaciones, Alaska, arizona, Carolina del Sur, Mountain, Columbia Británica, Canadá, Nevada, Mountains, Dome, Valley, Nevada, Ridge, Idaho, Canyon, Colorado-Utah, Falls, Lookout Mountain, Tennessee, Beach, Washington, Música, cantante, nombre, artístico, rumana, dance, Ana Claudia Grigore, banda, álbum, Sirsy, canción, Kaiser Chiefs, Yours Truly, Angry Mob, película, Ruby Gentry, Ray Charles, Kristin Hersh, QueenAdreena, Records, discográfica, Cine, horror, supernatural, sobre, Jack Ruby </text:p>
          </table:table-cell>
          <table:table-cell table:number-columns-repeated="1020"/>
        </table:table-row>
        <table:table-row table:style-name="ro26">
          <table:table-cell office:value-type="string" calcext:value-type="string">
            <text:p>Portoguese</text:p>
          </table:table-cell>
          <table:table-cell office:value-type="string" calcext:value-type="string">
            <text:p>Ruby</text:p>
          </table:table-cell>
          <table:table-cell office:value-type="string" calcext:value-type="string">
            <text:p>código, programa, linguagem, computadores, lingua </text:p>
          </table:table-cell>
          <table:table-cell office:value-type="string" calcext:value-type="string">
            <text:p>Pessoas, Jack Ruby, homem, matou, Lee Harvey Oswald, assassinato, presidente, americano, John F. Kennedy, cantor, pop, egípcio, atriz, pornográfica, estadunidense, Ruby Dee, Localidades, Alasca, Carolina do Sul, Rubygate, Caracteres, tipografia, ideográficas, Pokémon Ruby, jogo, vídeo, game, single, banda, Kaiser Chiefs, canção, programa, televisão, britânico, personagem, série, Supernatural </text:p>
          </table:table-cell>
          <table:table-cell table:number-columns-repeated="1020"/>
        </table:table-row>
        <table:table-row table:style-name="ro27">
          <table:table-cell office:value-type="string" calcext:value-type="string">
            <text:p>Swedish</text:p>
          </table:table-cell>
          <table:table-cell office:value-type="string" calcext:value-type="string">
            <text:p>Ruby</text:p>
          </table:table-cell>
          <table:table-cell office:value-type="string" calcext:value-type="string">
            <text:p>objektorienterat, programspråk, datorspel, kod, program, språk </text:p>
          </table:table-cell>
          <table:table-cell office:value-type="string" calcext:value-type="string">
            <text:p>typografi, kinesiska, japanska, portvin, färgteckning, hund, Cavalier King Charles Spaniel, Personer, personnamn, engelskspråkiga, vanligt, länder, sångare, egyptisk, skådespelare, Ruby Dandridge, Ruby Dee, Ruby Lin, taiwanesisk, Ruby Rose, Australian, Ruby Murray, Ruby Walsh, irländsk, jockey, Ruby Wax, komiker, Jack Ruby, Lee Harvey Oswalds, mördare, Geografi, Alaska, Yukonfloden, stad, vid, Arizona, Mountain, stratovulkan, British, Columbia, Kanada, Mountains, bergskedja, Nevada, USA, högsta, Rolling Stones, Ruby Tuesday, dome, Pokémon Ruby, musik, spel, serien </text:p>
          </table:table-cell>
          <table:table-cell table:number-columns-repeated="1020"/>
        </table:table-row>
        <table:table-row table:style-name="ro27">
          <table:table-cell office:value-type="string" calcext:value-type="string">
            <text:p>Finnish</text:p>
          </table:table-cell>
          <table:table-cell office:value-type="string" calcext:value-type="string">
            <text:p>Ruby</text:p>
          </table:table-cell>
          <table:table-cell office:value-type="string" calcext:value-type="string">
            <text:p>koodi, kieli, ohjelma</text:p>
          </table:table-cell>
          <table:table-cell table:number-columns-repeated="1021"/>
        </table:table-row>
        <table:table-row table:style-name="ro28">
          <table:table-cell office:value-type="string" calcext:value-type="string">
            <text:p>Dutch</text:p>
          </table:table-cell>
          <table:table-cell office:value-type="string" calcext:value-type="string">
            <text:p>Ruby</text:p>
          </table:table-cell>
          <table:table-cell office:value-type="string" calcext:value-type="string">
            <text:p>programmeertaal, code, taal, programma </text:p>
          </table:table-cell>
          <table:table-cell office:value-type="string" calcext:value-type="string">
            <text:p>films, plaatsen, Verenigde Staten, Alaska, South Carolina, Ruby Rubacuori, hoofdrolspeelster, Rubygate, schandaal, Italiaanse, politicus, Silvio Berlusconi, Jack Ruby, Lee Harvey Oswald, moordenaar, John F. Kennedy, doodschoot, Ruby Wax, Engelse, comédienne, automerk, Levallois-Perret, Kaiser Chiefs, single, Britse, rockband, pistool </text:p>
          </table:table-cell>
          <table:table-cell table:number-columns-repeated="1020"/>
        </table:table-row>
        <table:table-row table:style-name="ro4">
          <table:table-cell office:value-type="string" calcext:value-type="string">
            <text:p>English</text:p>
          </table:table-cell>
          <table:table-cell office:value-type="string" calcext:value-type="string">
            <text:p>Perl</text:p>
          </table:table-cell>
          <table:table-cell office:value-type="string" calcext:value-type="string">
            <text:p>computer, programming, language, code, program </text:p>
          </table:table-cell>
          <table:table-cell office:value-type="string" calcext:value-type="string">
            <text:p>People, Perl D. Decker, United States, house, Missouri, Surname, Hille Perl, Hildegard Perl, German, musician, performs, viola, gamba, lirone, Martin Lewis Perl, American, physicist, Nobel, Prize, laureate, Gisella Perl, Jewish, holocaust, survivor, author, </text:p>
          </table:table-cell>
          <table:table-cell table:number-columns-repeated="1020"/>
        </table:table-row>
        <table:table-row table:style-name="ro29">
          <table:table-cell office:value-type="string" calcext:value-type="string">
            <text:p>Deutsch</text:p>
          </table:table-cell>
          <table:table-cell office:value-type="string" calcext:value-type="string">
            <text:p>Perl</text:p>
          </table:table-cell>
          <table:table-cell office:value-type="string" calcext:value-type="string">
            <text:p>Programmiersprache, Skriptsprache, code, programm, sprache </text:p>
          </table:table-cell>
          <table:table-cell office:value-type="string" calcext:value-type="string">
            <text:p>Mosel, Gemeinde, Landkreis, Merzig-Wadern, Saarland, Schriftmaß, gegossenen, Band, Rockband, Automobilfabrik, österreichischer, Automobilhersteller, chilenischer, Pianist, Personen, August Perl, Alfredo Perl, deutscher, Sozialdemokrat, Camille Perl, luxemburgischer, Geistlicher, Theologe, Carl Johann Perl, katholischer, Musikwissenschaftler, Augustinus-Übersetzer, Curdin Perl, Schweizer, Skilangläufer, Edward Perl, US-amerikanischer, Neurowissenschaftler, Gerhard Perl, deutscher, Altphilologe, Gertrude Perl, österreichische, Politikerin, Gisella Perl, ungarisch-US-amerikanische, Gynäkologin, KZ-Häftlingsärztin, Auschwitz, Günter Perl, deutscher, Fußballschiedsrichter, Hille Perl, deutsche, Musikerin, Josef Perl, Pionier, jüdischen, Aufklärung, Galizien, Schulreformer, hebräischer, Schriftsteller, Karl Perl, österreichischer, Bildhauer, Medailleur, Lothar Perl, Pianist, Komponist, Dirigent, Martin Lewis Perl, US-amerikanischer, Physiker, Matthias Perl, Sprachwissenschaftler, lberoromanist, Olga Perl, Landschaftsmalerin, Otto Perl, Mitbegründer, Selbsthilfebundes, Körperbehinderter, Reto Perl, Schweizer, Eishockeyspieler, William R. Perl, Psychologe </text:p>
          </table:table-cell>
          <table:table-cell table:number-columns-repeated="1020"/>
        </table:table-row>
        <table:table-row table:style-name="ro29">
          <table:table-cell office:value-type="string" calcext:value-type="string">
            <text:p>Italian</text:p>
          </table:table-cell>
          <table:table-cell office:value-type="string" calcext:value-type="string">
            <text:p>Perl</text:p>
          </table:table-cell>
          <table:table-cell office:value-type="string" calcext:value-type="string">
            <text:p>codice, linguaggio, programma </text:p>
          </table:table-cell>
          <table:table-cell table:number-columns-repeated="1021"/>
        </table:table-row>
        <table:table-row table:style-name="ro21">
          <table:table-cell office:value-type="string" calcext:value-type="string">
            <text:p>French </text:p>
          </table:table-cell>
          <table:table-cell office:value-type="string" calcext:value-type="string">
            <text:p>Perl</text:p>
          </table:table-cell>
          <table:table-cell office:value-type="string" calcext:value-type="string">
            <text:p>langage, programmation, code, langue, programme </text:p>
          </table:table-cell>
          <table:table-cell office:value-type="string" calcext:value-type="string">
            <text:p>Commune, allemande, Sarre, limitrophe, France, marque, optique, Patronymes, Camille Perl, luxembourgeois, secrétaire, commission, pontificale, Ecclesia Dei, Hille Perl, gambiste, allemande, Simone Perl, résistante, française, fille, d'Alfred Dreyfus </text:p>
          </table:table-cell>
          <table:table-cell table:number-columns-repeated="1020"/>
        </table:table-row>
        <table:table-row table:style-name="ro1">
          <table:table-cell office:value-type="string" calcext:value-type="string">
            <text:p>Spanish</text:p>
          </table:table-cell>
          <table:table-cell office:value-type="string" calcext:value-type="string">
            <text:p>Perl</text:p>
          </table:table-cell>
          <table:table-cell office:value-type="string" calcext:value-type="string">
            <text:p>Lenguaje, programación, código, Larry Wall, programa, scripts, Archive, Network, código, programa, idioma </text:p>
          </table:table-cell>
          <table:table-cell office:value-type="string" calcext:value-type="string">
            <text:p>Reglas, Módulo de Perl, mecanismo, bibliotecas, Alfredo Perl, perla, Pianista, Chile, Gisella Perl, ginecóloga, judía, Martin Lewis Perl, físico, estadounidense </text:p>
          </table:table-cell>
          <table:table-cell table:number-columns-repeated="1020"/>
        </table:table-row>
        <table:table-row table:style-name="ro6">
          <table:table-cell office:value-type="string" calcext:value-type="string">
            <text:p>Portoguese</text:p>
          </table:table-cell>
          <table:table-cell office:value-type="string" calcext:value-type="string">
            <text:p>Perl</text:p>
          </table:table-cell>
          <table:table-cell office:value-type="string" calcext:value-type="string">
            <text:p>Linguagem, programação, código, programa, língua <text:s/></text:p>
          </table:table-cell>
          <table:table-cell office:value-type="string" calcext:value-type="string">
            <text:p>Sarre, Município, alemão </text:p>
          </table:table-cell>
          <table:table-cell table:number-columns-repeated="1020"/>
        </table:table-row>
        <table:table-row table:style-name="ro6">
          <table:table-cell office:value-type="string" calcext:value-type="string">
            <text:p>Swedish</text:p>
          </table:table-cell>
          <table:table-cell office:value-type="string" calcext:value-type="string">
            <text:p>Perl</text:p>
          </table:table-cell>
          <table:table-cell office:value-type="string" calcext:value-type="string">
            <text:p>kod, program, språk</text:p>
          </table:table-cell>
          <table:table-cell table:number-columns-repeated="1021"/>
        </table:table-row>
        <table:table-row table:style-name="ro6">
          <table:table-cell office:value-type="string" calcext:value-type="string">
            <text:p>Finnish</text:p>
          </table:table-cell>
          <table:table-cell office:value-type="string" calcext:value-type="string">
            <text:p>Perl</text:p>
          </table:table-cell>
          <table:table-cell office:value-type="string" calcext:value-type="string">
            <text:p>koodi, kieli, ohjelma</text:p>
          </table:table-cell>
          <table:table-cell table:number-columns-repeated="1021"/>
        </table:table-row>
        <table:table-row table:style-name="ro6">
          <table:table-cell office:value-type="string" calcext:value-type="string">
            <text:p>Dutch</text:p>
          </table:table-cell>
          <table:table-cell office:value-type="string" calcext:value-type="string">
            <text:p>Perl</text:p>
          </table:table-cell>
          <table:table-cell office:value-type="string" calcext:value-type="string">
            <text:p>programmeertaal, code, taal, programma </text:p>
          </table:table-cell>
          <table:table-cell office:value-type="string" calcext:value-type="string">
            <text:p>Saarland, gemeente, het Duitse, Luxemburgs. Luxemburg, plaats, Perlé </text:p>
          </table:table-cell>
          <table:table-cell table:number-columns-repeated="1020"/>
        </table:table-row>
        <table:table-row table:style-name="ro6" table:number-rows-repeated="104849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0/00/0000</text:date>, <text:time style:data-style-name="N2" text:time-value="22:58:15.31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6-01T02:55:13.526000000</dc:date>
    <meta:editing-duration>PT1H37M49S</meta:editing-duration>
    <meta:editing-cycles>15</meta:editing-cycles>
    <meta:generator>LibreOffice/4.3.4.1$Windows_x86 LibreOffice_project/bc356b2f991740509f321d70e4512a6a54c5f243</meta:generator>
    <meta:document-statistic meta:table-count="1" meta:cell-count="294" meta:object-count="0"/>
  </office:meta>
</office:document-meta>
</file>